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paragraph-properties fo:margin-top="0.1583in" fo:margin-bottom="0.1583in"/>
    </style:style>
    <style:style style:name="P2" style:family="paragraph">
      <loext:graphic-properties draw:fill="none" draw:fill-color="#ffffff"/>
      <style:paragraph-properties fo:margin-top="0.1583in" fo:margin-bottom="0.1583in" style:writing-mode="lr-tb"/>
      <style:text-properties style:font-name="Times New Roman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svg:stroke-color="#000000" draw:fill="none" draw:fill-color="#ffffff" fo:min-height="1.7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5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2" draw:text-style-name="P4" svg:width="4.037in" svg:height="2.5886in" svg:x="1.5236in" svg:y="1.4756in"><draw:text-box><text:p text:style-name="P3"><text:span text:style-name="T2">SOFTWARE <text:s/>DEVELOPMENT FOR</text:span></text:p><text:p text:style-name="P3"><text:span text:style-name="T2">ENGINEERS</text:span></text:p><text:p text:style-name="P3"><text:span text:style-name="T2">EEX 3417</text:span></text:p><text:p text:style-name="P3"><text:span text:style-name="T2"/></text:p><text:p text:style-name="P3"><text:span text:style-name="T2">MINI PROJECT:</text:span></text:p><text:p text:style-name="P3"><text:span text:style-name="T2"/></text:p><text:p text:style-name="P3"><text:span text:style-name="T2">Group 02 -</text:span></text:p><text:p text:style-name="P3"><text:span text:style-name="T2">Product Sales Management System</text:span></text:p></draw:text-box></draw:frame><draw:frame text:anchor-type="paragraph" draw:z-index="1" draw:name="Text Frame 2" draw:style-name="gr1" draw:text-style-name="P2" svg:width="4.974in" svg:height="1.7976in" svg:x="0.5602in" svg:y="8.1945in"><draw:text-box><text:p text:style-name="P1"><text:span text:style-name="T1">NAME <text:s text:c="14"/>: K.W.N. GEETHANJAYA</text:span></text:p><text:p text:style-name="P1"><text:span text:style-name="T1">REG.NO <text:s text:c="11"/>: 716958603</text:span></text:p><text:p text:style-name="P1"><text:span text:style-name="T1">CENTER <text:s text:c="10"/>: COLOMBO</text:span></text:p><text:p text:style-name="P1"><text:span text:style-name="T1">SUB. DATE <text:s text:c="5"/>: 12/ 11/2024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5in" fo:margin-bottom="0.65in" fo:margin-left="0.65in" fo:margin-right="0.6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3T14:08:15.004000000</dc:date>
    <meta:editing-duration>PT8M53S</meta:editing-duration>
    <meta:editing-cycles>5</meta:editing-cycles>
    <meta:generator>LibreOffice/7.2.1.2$Windows_x86 LibreOffice_project/87b77fad49947c1441b67c559c339af8f3517e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